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reformatted_20_Text">
      <style:text-properties officeooo:paragraph-rsid="00084c7a"/>
    </style:style>
    <style:style style:name="T1" style:family="text">
      <style:text-properties officeooo:rsid="00084c7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lá o meu nome é Daniel, venho de de Portugal e estou a desenvolver uma máquina agrícola que é auto sustentável, <text:span text:style-name="T1">cultivando batatas e soja, </text:span>para produzir <text:span text:style-name="T1">até 15 litros</text:span> de <text:span text:style-name="T1">sopa de</text:span> batata doce com soja que perfaz um alimento quase completo para a necessidade diária,</text:p>
      <text:p text:style-name="P1"/>
      <text:p text:style-name="P1"><text:span text:style-name="T1">C</text:span>ada máquina produz cerca de 50 batidos por dia, estas são automatizadas e não é necessária manutenção para além da substituição de peças fáceis e de baixo custo ou dificuldade de manuseamento num <text:span text:style-name="T1">intervalo</text:span> cerca de 5 a mais anos.</text:p>
      <text:p text:style-name="P1"/>
      <text:p text:style-name="Preformatted_20_Text">A intenção é <text:span text:style-name="T1">colocar</text:span> essas máquinas em países com necessidades, sendo que a máquina rentabiliza-se facilmente num país com um poder de compra maior, sendo que os lucros obtidos seriam canalizados para a construção de novas máquinas a situar estrategicamente em países com necessidades imediatas. O preço do batido produzido variará entre 1 a 2 euros nos locais com capacidade económica e com esse dinheiro seria então possível a produção de novas máquinas e consequente distribuição gratuita desse alimento nos locais necessários para combater a fome.</text:p>
      <text:p text:style-name="Preformatted_20_Text">Envio um link com o projecto e as explicações técnicas e intenções do mesmo sendo</text:p>
      <text:p text:style-name="Preformatted_20_Text">que é-me necessário fundos para construir o primeiro protótipo, que requer uma equipa de acompanhamento para as diversas áreas incluídas (mecatrónica, agricultura, material,etc) sendo que o projecto está já em fase final de estudo.</text:p>
      <text:p text:style-name="Preformatted_20_Text">Por favor verifiquem no link as informações. Caso achem viável então contactem-me para se poder falar de algum subsidio que tenham para este tipo de projectos que tem como objectivo o combate à fome mundial. Sem outro assunto, desde já os meus agradecimentos. Fica o link abaixo.</text:p>
      <text:p text:style-name="Preformatted_20_Text">www.missionsave.altervista.org </text:p>
      <text:p text:style-name="Preformatted_20_Text"/>
      <text:p text:style-name="Preformatted_20_Text">Contacto telefonico +351912359081</text:p>
      <text:p text:style-name="Preformatted_20_Text">Daniel Santos</text:p>
      <text:p text:style-name="Preformatted_20_Text"/>
      <text:p text:style-name="Preformatted_20_Text"/>
      <text:p text:style-name="Preformatted_20_Text">Hello my name is Daniel, I come from Portugal and I am developing a farm machine that is self sustaining to produce a sweet potato smoothie with soy that prefaces a complete food for the daily need of adults, each machine produces about 50 shakes per day, these are automated and no maintenance is required beyond the replacement of easy and low cost parts or difficult to maintain. It will take 5 years or more until it needs that maintain</text:p>
      <text:p text:style-name="Preformatted_20_Text">The intention is to put these machines in countries with needs, and the machine is easily profitable in a country with a greater purchasing power, and the profits obtained would be channeled to the construction of new machines strategically located in countries with immediate needs. The price of the milkshake produced will range from 1 to 2 euros in locals with economic capacity and with this money it would then be possible to distribute this food free of charge in the places necessary to fight hunger.</text:p>
      <text:p text:style-name="Preformatted_20_Text">I send a link with the project and the technical explanations and intentions of it.</text:p>
      <text:p text:style-name="Preformatted_20_Text">I need funds to build the first prototype, which requires a monitoring team for the various areas included (mechatronics, agriculture, etc.) and the project is already in the final phase of study, please check the information, If you find it viable then contact me to talk about some subsidy you have for this type of projects that aims to combat world hunger. With no other subject, my thanks. Get the link below.</text:p>
      <text:p text:style-name="Preformatted_20_Text">www.missionsave.altervista.or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5-22T19:57:53.356000000</dc:date>
    <meta:editing-duration>PT17M25S</meta:editing-duration>
    <meta:editing-cycles>1</meta:editing-cycles>
    <meta:generator>LibreOffice/6.1.6.3$Windows_X86_64 LibreOffice_project/5896ab1714085361c45cf540f76f60673dd96a72</meta:generator>
    <meta:document-statistic meta:table-count="0" meta:image-count="0" meta:object-count="0" meta:page-count="1" meta:paragraph-count="14" meta:word-count="529" meta:character-count="3187" meta:non-whitespace-character-count="2671"/>
  </office:meta>
</office:document-meta>
</file>